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4424" officeooo:paragraph-rsid="001b4424"/>
    </style:style>
    <style:style style:name="P2" style:family="paragraph" style:parent-style-name="Standard">
      <style:text-properties fo:font-weight="bold" officeooo:rsid="001b4424" officeooo:paragraph-rsid="001b4424" style:font-weight-asian="bold" style:font-weight-complex="bold"/>
    </style:style>
    <style:style style:name="P3" style:family="paragraph" style:parent-style-name="Standard">
      <style:text-properties fo:font-weight="bold" officeooo:rsid="001d4287" officeooo:paragraph-rsid="001d4287" style:font-weight-asian="bold" style:font-weight-complex="bold"/>
    </style:style>
    <style:style style:name="P4" style:family="paragraph" style:parent-style-name="Standard">
      <style:text-properties fo:font-weight="bold" officeooo:rsid="002224de" officeooo:paragraph-rsid="002224de" style:font-weight-asian="bold" style:font-weight-complex="bold"/>
    </style:style>
    <style:style style:name="P5" style:family="paragraph" style:parent-style-name="Standard">
      <style:text-properties fo:font-weight="bold" officeooo:rsid="0024691a" officeooo:paragraph-rsid="0024691a" style:font-weight-asian="bold" style:font-weight-complex="bold"/>
    </style:style>
    <style:style style:name="P6" style:family="paragraph" style:parent-style-name="Standard">
      <style:text-properties fo:font-weight="normal" officeooo:rsid="001b4424" officeooo:paragraph-rsid="001b4424" style:font-weight-asian="normal" style:font-weight-complex="normal"/>
    </style:style>
    <style:style style:name="P7" style:family="paragraph" style:parent-style-name="Standard">
      <style:text-properties fo:font-weight="normal" officeooo:rsid="001d7796" officeooo:paragraph-rsid="001d7796" style:font-weight-asian="normal" style:font-weight-complex="normal"/>
    </style:style>
    <style:style style:name="P8" style:family="paragraph" style:parent-style-name="Standard">
      <style:text-properties fo:font-weight="normal" officeooo:rsid="001f4412" officeooo:paragraph-rsid="001f4412" style:font-weight-asian="normal" style:font-weight-complex="normal"/>
    </style:style>
    <style:style style:name="P9" style:family="paragraph" style:parent-style-name="Standard">
      <style:text-properties fo:font-weight="normal" officeooo:rsid="002224de" officeooo:paragraph-rsid="002224de" style:font-weight-asian="normal" style:font-weight-complex="normal"/>
    </style:style>
    <style:style style:name="P10" style:family="paragraph" style:parent-style-name="Standard">
      <style:text-properties fo:font-weight="normal" officeooo:rsid="002276d5" officeooo:paragraph-rsid="002276d5" style:font-weight-asian="normal" style:font-weight-complex="normal"/>
    </style:style>
    <style:style style:name="P11" style:family="paragraph" style:parent-style-name="Standard">
      <style:text-properties fo:font-weight="normal" officeooo:rsid="0024691a" officeooo:paragraph-rsid="0024691a" style:font-weight-asian="normal" style:font-weight-complex="normal"/>
    </style:style>
    <style:style style:name="P12" style:family="paragraph" style:parent-style-name="Standard">
      <style:text-properties fo:font-weight="normal" officeooo:rsid="00261edb" officeooo:paragraph-rsid="00261edb" style:font-weight-asian="normal" style:font-weight-complex="normal"/>
    </style:style>
    <style:style style:name="P13" style:family="paragraph" style:parent-style-name="Standard">
      <style:text-properties fo:font-weight="normal" officeooo:rsid="00274f80" officeooo:paragraph-rsid="00289d18" style:font-weight-asian="normal" style:font-weight-complex="normal"/>
    </style:style>
    <style:style style:name="P14" style:family="paragraph" style:parent-style-name="Standard">
      <style:text-properties fo:font-weight="normal" officeooo:rsid="00274f80" officeooo:paragraph-rsid="002a8e95" style:font-weight-asian="normal" style:font-weight-complex="normal"/>
    </style:style>
    <style:style style:name="P15" style:family="paragraph" style:parent-style-name="Standard">
      <style:text-properties fo:font-weight="normal" officeooo:rsid="00274f80" officeooo:paragraph-rsid="002f2c90" style:font-weight-asian="normal" style:font-weight-complex="normal"/>
    </style:style>
    <style:style style:name="P16" style:family="paragraph" style:parent-style-name="Standard">
      <style:text-properties officeooo:rsid="001d7796" officeooo:paragraph-rsid="001d7796"/>
    </style:style>
    <style:style style:name="P17" style:family="paragraph" style:parent-style-name="Standard">
      <style:text-properties fo:font-size="12pt" fo:font-weight="normal" officeooo:rsid="0031bed3" officeooo:paragraph-rsid="0031bed3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8322b" officeooo:paragraph-rsid="0038322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97307" officeooo:paragraph-rsid="00397307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db159" officeooo:paragraph-rsid="003db15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14f23" officeooo:paragraph-rsid="00414f23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1ee9c" officeooo:paragraph-rsid="0041ee9c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431a36" officeooo:paragraph-rsid="00431a36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bold" officeooo:rsid="0035456f" officeooo:paragraph-rsid="0035456f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39cfd2" officeooo:paragraph-rsid="0039cfd2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0pt" fo:font-weight="normal" officeooo:rsid="001f5402" officeooo:paragraph-rsid="001f5402" style:font-size-asian="10pt" style:font-weight-asian="normal" style:font-size-complex="10pt" style:font-weight-complex="normal"/>
    </style:style>
    <style:style style:name="P27" style:family="paragraph" style:parent-style-name="Standard">
      <style:text-properties officeooo:paragraph-rsid="0041ee9c"/>
    </style:style>
    <style:style style:name="P28" style:family="paragraph" style:parent-style-name="Standard">
      <style:text-properties officeooo:paragraph-rsid="0043c9c0"/>
    </style:style>
    <style:style style:name="P29" style:family="paragraph" style:parent-style-name="Standard">
      <style:text-properties style:text-underline-style="none" fo:font-weight="normal" officeooo:rsid="0043f664" officeooo:paragraph-rsid="0043f664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45acda" officeooo:paragraph-rsid="0046a0fe" style:font-weight-asian="normal" style:font-weight-complex="normal"/>
    </style:style>
    <style:style style:name="P31" style:family="paragraph" style:parent-style-name="Standard">
      <style:text-properties officeooo:paragraph-rsid="0043f664"/>
    </style:style>
    <style:style style:name="P32" style:family="paragraph" style:parent-style-name="Standard">
      <style:text-properties fo:font-weight="bold" officeooo:rsid="002224de" officeooo:paragraph-rsid="002224de" style:font-weight-asian="bold" style:font-weight-complex="bold"/>
    </style:style>
    <style:style style:name="P33" style:family="paragraph" style:parent-style-name="Standard">
      <style:text-properties fo:font-weight="bold" officeooo:rsid="002b20f7" officeooo:paragraph-rsid="002b20f7" style:font-weight-asian="bold" style:font-weight-complex="bold"/>
    </style:style>
    <style:style style:name="P34" style:family="paragraph" style:parent-style-name="Standard">
      <style:text-properties fo:font-weight="bold" officeooo:rsid="00607f4e" officeooo:paragraph-rsid="00607f4e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b4424" officeooo:paragraph-rsid="001b4424" style:font-weight-asian="bold" style:font-weight-complex="bold"/>
    </style:style>
    <style:style style:name="P36" style:family="paragraph" style:parent-style-name="Standard">
      <style:text-properties fo:font-weight="bold" officeooo:rsid="00274f80" officeooo:paragraph-rsid="00713c4d" style:font-weight-asian="bold" style:font-weight-complex="bold"/>
    </style:style>
    <style:style style:name="P37" style:family="paragraph" style:parent-style-name="Standard">
      <style:text-properties fo:font-weight="normal" officeooo:rsid="002a8e95" officeooo:paragraph-rsid="002a8e95" style:font-weight-asian="normal" style:font-weight-complex="normal"/>
    </style:style>
    <style:style style:name="P38" style:family="paragraph" style:parent-style-name="Standard">
      <style:text-properties fo:font-weight="normal" officeooo:rsid="00607f4e" officeooo:paragraph-rsid="00607f4e" style:font-weight-asian="normal" style:font-weight-complex="normal"/>
    </style:style>
    <style:style style:name="P39" style:family="paragraph" style:parent-style-name="Standard">
      <style:text-properties fo:font-weight="normal" officeooo:rsid="006c87a6" officeooo:paragraph-rsid="006c87a6" style:font-weight-asian="normal" style:font-weight-complex="normal"/>
    </style:style>
    <style:style style:name="P40" style:family="paragraph" style:parent-style-name="Standard">
      <style:text-properties fo:font-weight="normal" officeooo:rsid="006e4d8d" officeooo:paragraph-rsid="006e4d8d" style:font-weight-asian="normal" style:font-weight-complex="normal"/>
    </style:style>
    <style:style style:name="P41" style:family="paragraph" style:parent-style-name="Standard">
      <style:text-properties fo:font-weight="normal" officeooo:rsid="0072cda7" officeooo:paragraph-rsid="0072cda7" style:font-weight-asian="normal" style:font-weight-complex="normal"/>
    </style:style>
    <style:style style:name="P42" style:family="paragraph" style:parent-style-name="Standard">
      <style:text-properties fo:font-weight="normal" officeooo:rsid="0073646a" officeooo:paragraph-rsid="0073646a" style:font-weight-asian="normal" style:font-weight-complex="normal"/>
    </style:style>
    <style:style style:name="P43" style:family="paragraph" style:parent-style-name="Standard">
      <style:text-properties fo:font-size="12pt" fo:font-weight="normal" officeooo:rsid="00397307" officeooo:paragraph-rsid="00397307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53e5ec" officeooo:paragraph-rsid="00543e67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5481ec" officeooo:paragraph-rsid="005481ec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56a8c4" officeooo:paragraph-rsid="0056a8c4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5880d7" officeooo:paragraph-rsid="005880d7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59c23b" officeooo:paragraph-rsid="0059c23b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bold" officeooo:rsid="00557926" officeooo:paragraph-rsid="00557926" style:font-size-asian="10.5pt" style:font-weight-asian="bold" style:font-size-complex="12pt" style:font-weight-complex="bold"/>
    </style:style>
    <style:style style:name="P50" style:family="paragraph" style:parent-style-name="Standard">
      <style:text-properties style:text-underline-style="none" fo:font-weight="normal" officeooo:rsid="00495109" officeooo:paragraph-rsid="00495109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495dc0" officeooo:paragraph-rsid="00495dc0" style:font-weight-asian="normal" style:font-weight-complex="normal"/>
    </style:style>
    <style:style style:name="P52" style:family="paragraph" style:parent-style-name="Standard">
      <style:text-properties officeooo:paragraph-rsid="0046a0fe"/>
    </style:style>
    <style:style style:name="P53" style:family="paragraph" style:parent-style-name="Standard">
      <style:text-properties officeooo:paragraph-rsid="00495109"/>
    </style:style>
    <style:style style:name="P54" style:family="paragraph" style:parent-style-name="Standard">
      <style:text-properties fo:color="#ff3333" style:text-underline-style="none" fo:font-weight="bold" officeooo:rsid="004b47c7" officeooo:paragraph-rsid="004b47c7" style:font-weight-asian="bold" style:font-weight-complex="bold"/>
    </style:style>
    <style:style style:name="P55" style:family="paragraph" style:parent-style-name="Standard">
      <style:text-properties fo:color="#000000" style:text-underline-style="none" fo:font-weight="bold" officeooo:rsid="0050ad11" officeooo:paragraph-rsid="0050ad11" style:font-weight-asian="bold" style:font-weight-complex="bold"/>
    </style:style>
    <style:style style:name="P56" style:family="paragraph" style:parent-style-name="Standard">
      <style:text-properties officeooo:paragraph-rsid="005c9ece"/>
    </style:style>
    <style:style style:name="P57" style:family="paragraph" style:parent-style-name="Table_20_Contents">
      <style:text-properties officeooo:rsid="005e4371" officeooo:paragraph-rsid="005e4371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5e4371" officeooo:paragraph-rsid="005e4371" style:font-weight-asian="bold" style:font-weight-complex="bold"/>
    </style:style>
    <style:style style:name="P59" style:family="paragraph">
      <style:paragraph-properties fo:text-align="center"/>
    </style:style>
    <style:style style:name="T1" style:family="text">
      <style:text-properties fo:color="#6666ff"/>
    </style:style>
    <style:style style:name="T2" style:family="text">
      <style:text-properties fo:color="#3c3c3c" style:font-name="Monospace" fo:font-size="10pt" style:text-underline-style="none" fo:background-color="#ffff00" loext:char-shading-value="0" style:font-size-asian="10pt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style:font-name="Monospace" fo:font-size="10pt" fo:background-color="#ffff00" loext:char-shading-value="0" style:font-size-asian="10pt"/>
    </style:style>
    <style:style style:name="T5" style:family="text">
      <style:text-properties style:font-name="Monospace" fo:font-size="10pt" fo:background-color="#ffffff" loext:char-shading-value="0" style:font-size-asian="10pt"/>
    </style:style>
    <style:style style:name="T6" style:family="text">
      <style:text-properties officeooo:rsid="0021c98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43e67" style:font-weight-asian="bold" style:font-weight-complex="bold"/>
    </style:style>
    <style:style style:name="T9" style:family="text">
      <style:text-properties officeooo:rsid="00261edb"/>
    </style:style>
    <style:style style:name="T10" style:family="text">
      <style:text-properties officeooo:rsid="002c1c50"/>
    </style:style>
    <style:style style:name="T11" style:family="text">
      <style:text-properties style:text-underline-style="none" fo:font-weight="normal" officeooo:rsid="0043f664" style:font-weight-asian="normal" style:font-weight-complex="normal"/>
    </style:style>
    <style:style style:name="T12" style:family="text">
      <style:text-properties style:text-underline-style="none" fo:font-weight="normal" officeooo:rsid="0046a0fe" style:font-weight-asian="normal" style:font-weight-complex="normal"/>
    </style:style>
    <style:style style:name="T13" style:family="text">
      <style:text-properties style:text-underline-style="none" fo:font-weight="normal" officeooo:rsid="0045acda" style:font-weight-asian="normal" style:font-weight-complex="normal"/>
    </style:style>
    <style:style style:name="T14" style:family="text">
      <style:text-properties style:text-underline-style="none" fo:font-weight="normal" officeooo:rsid="00495109" style:font-weight-asian="normal" style:font-weight-complex="normal"/>
    </style:style>
    <style:style style:name="T15" style:family="text">
      <style:text-properties officeooo:rsid="002f2c90"/>
    </style:style>
    <style:style style:name="T16" style:family="text">
      <style:text-properties fo:font-size="10pt" officeooo:rsid="002f2c90" style:font-size-asian="10pt" style:font-size-complex="10pt"/>
    </style:style>
    <style:style style:name="T17" style:family="text">
      <style:text-properties fo:font-size="10pt" officeooo:rsid="0030cd2f" style:font-size-asian="10pt" style:font-size-complex="10pt"/>
    </style:style>
    <style:style style:name="T18" style:family="text">
      <style:text-properties officeooo:rsid="0033227e"/>
    </style:style>
    <style:style style:name="T19" style:family="text">
      <style:text-properties officeooo:rsid="00403ccc"/>
    </style:style>
    <style:style style:name="T20" style:family="text">
      <style:text-properties fo:font-size="12pt" fo:font-weight="normal" officeooo:rsid="0041ee9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3c9c0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5c9ece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5e4371" style:font-size-asian="10.5pt" style:font-weight-asian="normal" style:font-size-complex="12pt" style:font-weight-complex="normal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2pt" officeooo:rsid="00655291" style:font-size-asian="10.5pt" style:font-size-complex="12pt"/>
    </style:style>
    <style:style style:name="T26" style:family="text">
      <style:text-properties fo:font-size="12pt" officeooo:rsid="0061e09c" style:font-size-asian="10.5pt" style:font-size-complex="12pt"/>
    </style:style>
    <style:style style:name="T27" style:family="text">
      <style:text-properties fo:font-size="12pt" officeooo:rsid="0063dfb1" style:font-size-asian="10.5pt" style:font-size-complex="12pt"/>
    </style:style>
    <style:style style:name="T28" style:family="text">
      <style:text-properties fo:font-size="12pt" officeooo:rsid="006efbda" style:font-size-asian="10.5pt" style:font-size-complex="12pt"/>
    </style:style>
    <style:style style:name="T29" style:family="text">
      <style:text-properties fo:font-size="12pt" officeooo:rsid="002c1c50" style:font-size-asian="10.5pt" style:font-size-complex="12pt"/>
    </style:style>
    <style:style style:name="T30" style:family="text">
      <style:text-properties fo:font-size="12pt" officeooo:rsid="00713c4d" style:font-size-asian="10.5pt" style:font-size-complex="12pt"/>
    </style:style>
    <style:style style:name="T31" style:family="text">
      <style:text-properties fo:font-size="12pt" officeooo:rsid="0073344e" style:font-size-asian="10.5pt" style:font-size-complex="12pt"/>
    </style:style>
    <style:style style:name="T32" style:family="text">
      <style:text-properties fo:font-size="12pt" officeooo:rsid="00753fd7" style:font-size-asian="10.5pt" style:font-size-complex="12pt"/>
    </style:style>
    <style:style style:name="T33" style:family="text">
      <style:text-properties fo:font-size="12pt" officeooo:rsid="0076528d" style:font-size-asian="10.5pt" style:font-size-complex="12pt"/>
    </style:style>
    <style:style style:name="T34" style:family="text">
      <style:text-properties fo:font-size="12pt" fo:font-weight="bold" officeooo:rsid="006efbda" style:font-size-asian="10.5pt" style:font-weight-asian="bold" style:font-size-complex="12pt" style:font-weight-complex="bold"/>
    </style:style>
    <style:style style:name="T35" style:family="text">
      <style:text-properties fo:font-size="12pt" style:text-underline-style="solid" style:text-underline-width="auto" style:text-underline-color="font-color" officeooo:rsid="006efbda" style:font-size-asian="10.5pt" style:font-size-complex="12pt"/>
    </style:style>
    <style:style style:name="T36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37" style:family="text">
      <style:text-properties fo:color="#000000" style:font-name="Monospace" fo:font-size="10pt" style:text-underline-style="solid" style:text-underline-width="auto" style:text-underline-color="font-color" officeooo:rsid="0041ee9c" style:font-size-asian="10pt"/>
    </style:style>
    <style:style style:name="T38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39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40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554a76"/>
    </style:style>
    <style:style style:name="T43" style:family="text">
      <style:text-properties officeooo:rsid="005bff8f"/>
    </style:style>
    <style:style style:name="T44" style:family="text">
      <style:text-properties officeooo:rsid="005f691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ead Me for pre processing the tweets</text:p>
      <text:p text:style-name="P16"/>
      <text:p text:style-name="P16"/>
      <text:p text:style-name="P2">Step I</text:p>
      <text:p text:style-name="P1">Import the TwitterProject in eclipse and copy the file with all the tweets in the folder named Files.</text:p>
      <text:p text:style-name="P1">In this case the input file is named InputTweetsWithSentiments.</text:p>
      <text:p text:style-name="P1"/>
      <text:p text:style-name="P1">Make sure to change the input path in the driver class.</text:p>
      <text:p text:style-name="P1">Variable <text:span text:style-name="T1">String inputPath</text:span> has the inputPath and <text:span text:style-name="T1">String outputPath</text:span> has the outpath.</text:p>
      <text:p text:style-name="P1"/>
      <text:p text:style-name="P1"/>
      <text:p text:style-name="P2">Step II</text:p>
      <text:p text:style-name="P6">Run the DriverClass as java application and the output will be generated in the project folder by the name of RefinedTweets.</text:p>
      <text:p text:style-name="P7"/>
      <text:p text:style-name="P8">Ouput generated by the mapper reducer will be in the following format:</text:p>
      <text:p text:style-name="P8"/>
      <text:p text:style-name="P8"><draw:line text:anchor-type="paragraph" draw:z-index="0" draw:style-name="gr1" draw:text-style-name="P59" svg:x1="0.1654in" svg:y1="0.1484in" svg:x2="0.1756in" svg:y2="0.3673in"><text:p/></draw:line><draw:line text:anchor-type="paragraph" draw:z-index="1" draw:style-name="gr1" draw:text-style-name="P59" svg:x1="1.1134in" svg:y1="0.1484in" svg:x2="1.1134in" svg:y2="0.3358in"><text:p/></draw:line><text:span text:style-name="T2">Tweet</text:span><text:span text:style-name="T3"><text:tab/></text:span><text:span text:style-name="T4">happy man people</text:span><text:span text:style-name="T3"> </text:span><text:span text:style-name="T4">1</text:span></text:p>
      <text:p text:style-name="P26"><draw:line text:anchor-type="paragraph" draw:z-index="2" draw:style-name="gr1" draw:text-style-name="P59" svg:x1="1.978in" svg:y1="0.0181in" svg:x2="1.978in" svg:y2="0.2055in"><text:p/></draw:line></text:p>
      <text:p text:style-name="P26"><text:s/>Key<text:tab/> <text:s text:c="5"/>Refined tweet<text:tab/> <text:s text:c="3"/>Sentiment score</text:p>
      <text:p text:style-name="P7"/>
      <text:p text:style-name="P7">Click here for the explanation of map reduce program.</text:p>
      <text:p text:style-name="P3"/>
      <text:p text:style-name="P3">Step III</text:p>
      <text:p text:style-name="P8">Import ExtractTweets project and copy the part-00000 file <text:span text:style-name="T6">inside the project </text:span>folder.</text:p>
      <text:p text:style-name="P8"/>
      <text:p text:style-name="P4">Step IV</text:p>
      <text:p text:style-name="P9">Now execute ExtractTweets.java as java application and the output will be generated in the Output folder in the file named InputTweets.</text:p>
      <text:p text:style-name="P9"/>
      <text:p text:style-name="P10"><text:span text:style-name="T41">Click here</text:span> for the explanation of ExtractTweets.java class</text:p>
      <text:p text:style-name="P10"/>
      <text:p text:style-name="P4">Step V</text:p>
      <text:p text:style-name="P11">Import the Tagger<text:span text:style-name="T9">s</text:span> project in eclipse and copy the InputTweets generated by ExtractTweets.java class in the Tagger<text:span text:style-name="T9">s</text:span> project.</text:p>
      <text:p text:style-name="P11"/>
      <text:p text:style-name="P5">Step VI</text:p>
      <text:p text:style-name="P12">Execute the MainClass as java application and two output files will be generated in the File folder with <text:span text:style-name="T7">names:AfterPOSTweets and TweetsAfterStemming.</text:span> </text:p>
      <text:p text:style-name="P12"/>
      <text:p text:style-name="P13"><text:span text:style-name="T7">AfterPOSTweets</text:span> text file is the output of <text:span text:style-name="T7">TaggingClass.java</text:span> and <text:span text:style-name="T7">TweetsAfterStemming</text:span> text file is the output of <text:span text:style-name="T7">Stemmer.java</text:span></text:p>
      <text:p text:style-name="P13"/>
      <text:p text:style-name="P37"><text:span text:style-name="T41">Click here</text:span> for the explanation of Taggers project.</text:p>
      <text:p text:style-name="P14"/>
      <text:p text:style-name="P33">Step VII</text:p>
      <text:p text:style-name="P15"><text:span text:style-name="T10">Copy the TweetsAfterStemming text file in the ExtractTweets project and execute the CombineTweetsAndSentiment class as java application. The execution of program will generate a text file named FinalOutput in the output folder which will contain the ouput in the following format:</text:span></text:p>
      <text:p text:style-name="P15"><text:soft-page-break/></text:p>
      <text:p text:style-name="P15"><text:span text:style-name="T5"><text:s text:c="2"/></text:span><text:span text:style-name="T4">0</text:span><text:span text:style-name="T3"><text:tab/></text:span><text:span text:style-name="T4">disappoint feel</text:span></text:p>
      <text:p text:style-name="P15"><draw:line text:anchor-type="paragraph" draw:z-index="4" draw:style-name="gr1" draw:text-style-name="P59" svg:x1="1.3634in" svg:y1="0.002in" svg:x2="1.3634in" svg:y2="0.2937in"><text:p/></draw:line><draw:line text:anchor-type="paragraph" draw:z-index="3" draw:style-name="gr1" draw:text-style-name="P59" svg:x1="0.228in" svg:y1="0.002in" svg:x2="0.228in" svg:y2="0.0854in"><text:p/></draw:line><text:span text:style-name="T16">Sentiment Score</text:span><text:span text:style-name="T15"> <text:s/></text:span><text:s text:c="2"/></text:p>
      <text:p text:style-name="P15"><text:tab/><text:tab/><text:span text:style-name="T16">Final </text:span><text:span text:style-name="T17">refined</text:span><text:span text:style-name="T16"> tweet</text:span></text:p>
      <text:p text:style-name="P15"/>
      <text:p text:style-name="P17">This <text:span text:style-name="T18">F</text:span>inal<text:span text:style-name="T18">O</text:span>utput <text:span text:style-name="T18">text file</text:span> will be used to train the models. </text:p>
      <text:p text:style-name="P17"/>
      <text:p text:style-name="P17"/>
      <text:p text:style-name="P24">Explanation of programs:</text:p>
      <text:p text:style-name="P18"/>
      <text:p text:style-name="P18">The com.tweet.cleaner package in TwitterProject is responsible for cleaning the tweets. The map reduce implementation of this program follows the following steps to clean the data:</text:p>
      <text:p text:style-name="P18"/>
      <text:p text:style-name="P19">1. Replace the URL's and remove the hashtags from the tweets.</text:p>
      <text:p text:style-name="P19">2. Replace the emoticons with their assigned meaning.</text:p>
      <text:p text:style-name="P19">3. Replace the acronyms(slangs used) with their meanings.</text:p>
      <text:p text:style-name="P19">4. Replace all the negations word with word NOT.</text:p>
      <text:p text:style-name="P19">5. Remove the stop words.</text:p>
      <text:p text:style-name="P19"/>
      <text:p text:style-name="P25">TweetCleanerMapper.java</text:p>
      <text:p text:style-name="P20">The mapper class <text:span text:style-name="T19">implements the logics of all the above mentioned steps. It </text:span>has list of punctuations, array of positive emoticons, array of negative emoticons and an array of negations(cannot, not etc.). <text:span text:style-name="T19">as class variables and two hashmaps which stores the stopwords and list of acronyms.</text:span></text:p>
      <text:p text:style-name="P20"/>
      <text:p text:style-name="P22">TweetCleanerMapper class implements the following methods:</text:p>
      <text:p text:style-name="P22"/>
      <text:p text:style-name="P27"><text:span text:style-name="T20">1. </text:span><text:span text:style-name="T36">readListOfSlangs</text:span><text:span text:style-name="T37">()</text:span></text:p>
      <text:p text:style-name="P22">This method reads the ListOfSlang file and tranfer its contents in the acronymsMap with acronym as key and its full explanation as the value.</text:p>
      <text:p text:style-name="P22"/>
      <text:p text:style-name="P27"><text:span text:style-name="T20">2. </text:span><text:span text:style-name="T36">readStopWords()</text:span></text:p>
      <text:p text:style-name="P23">This method reads the stopWords file and store all the stopwords in the stopWords map.</text:p>
      <text:p text:style-name="P21"/>
      <text:p text:style-name="P28"><text:span text:style-name="T21">3. </text:span><text:span text:style-name="T36">replaceURLsatTheRateandHashTagSymbol(String </text:span><text:span text:style-name="T39">tweet</text:span><text:span text:style-name="T36">)</text:span></text:p>
      <text:p text:style-name="P29">This method replaces all the URL's, @'s and # tags with an empty String.</text:p>
      <text:p text:style-name="P29">The method uses regular expressions to detect all the URL's, @'s and # tags in the tweets and uses the String's replaceAll method to replace the detected <text:s/>URL's, @'s and # tags with an empty String.</text:p>
      <text:p text:style-name="P29"/>
      <text:p text:style-name="P31"><text:span text:style-name="T11">4. </text:span><text:span text:style-name="T36">replaceEmoticons(String </text:span><text:span text:style-name="T39">tweet</text:span><text:span text:style-name="T36">)</text:span></text:p>
      <text:p text:style-name="P30">The method uses array of positiveEmoticons and array of negativeEmoticons to detect the emoticons and then uses String's replace method to replace the emoticon with its assigned meaning.</text:p>
      <text:p text:style-name="P30"/>
      <text:p text:style-name="P52"><text:span text:style-name="T12">5. </text:span><text:span text:style-name="T13"><text:s/></text:span><text:span text:style-name="T36">replaceAcronyms(String </text:span><text:span text:style-name="T39">tweet</text:span><text:span text:style-name="T36">)</text:span></text:p>
      <text:p text:style-name="P50">The method tokenizes the tweet and search for the acronyms from the acronymsMap and replaces all the acronyms with their meanings.</text:p>
      <text:p text:style-name="P50"/>
      <text:p text:style-name="P53"><text:span text:style-name="T14">6. </text:span><text:span text:style-name="T36">replaceNegations(String </text:span><text:span text:style-name="T39">tweet</text:span><text:span text:style-name="T36">)</text:span></text:p>
      <text:p text:style-name="P51">The method replaces all the negation word with a single word NOT.</text:p>
      <text:p text:style-name="P54">NOTE: <text:span text:style-name="T41">can't</text:span> is changed to <text:span text:style-name="T41">can NOT</text:span> and <text:span text:style-name="T41">cannot</text:span> is changed to <text:span text:style-name="T41">NOT</text:span></text:p>
      <text:p text:style-name="P54"><text:soft-page-break/></text:p>
      <text:p text:style-name="P55">TweetCleanerReducer.java</text:p>
      <text:p text:style-name="P44">The reducer class handles duplicate tweets. It implements the logic to remove the duplicate tweets in the input file.</text:p>
      <text:p text:style-name="P44"/>
      <text:p text:style-name="P44"><text:span text:style-name="T8">ExtractTweets.java</text:span> </text:p>
      <text:p text:style-name="P45">This class <text:span text:style-name="T42">extracts the tweets from the tweet-sentiment combination and stores all the tweets in a different file.</text:span></text:p>
      <text:p text:style-name="P45"/>
      <text:p text:style-name="P49">Tagger project</text:p>
      <text:p text:style-name="P46">Tagger project has following three classes:</text:p>
      <text:p text:style-name="P47">1. MainClass</text:p>
      <text:p text:style-name="P47">2. Stemmer Class</text:p>
      <text:p text:style-name="P47">3. TaggingClass</text:p>
      <text:p text:style-name="P47"/>
      <text:p text:style-name="P48">The MainClass reads every tweet from the file and then calls the Tagging class which returns the POS tagged tweet. MainClass then selects the following <text:span text:style-name="T43">POS tag </text:span>combinations:</text:p>
      <text:p text:style-name="P48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8">First Word</text:p>
          </table:table-cell>
          <table:table-cell table:style-name="Table1.A1" office:value-type="string">
            <text:p text:style-name="P58">Second Word</text:p>
          </table:table-cell>
          <table:table-cell table:style-name="Table1.C1" office:value-type="string">
            <text:p text:style-name="P58">Third Word</text:p>
          </table:table-cell>
        </table:table-row>
        <table:table-row>
          <table:table-cell table:style-name="Table1.A2" office:value-type="string">
            <text:p text:style-name="P57">JJ</text:p>
          </table:table-cell>
          <table:table-cell table:style-name="Table1.A2" office:value-type="string">
            <text:p text:style-name="P57">NN or NNS</text:p>
          </table:table-cell>
          <table:table-cell table:style-name="Table1.C2" office:value-type="string">
            <text:p text:style-name="P57"><text:span text:style-name="T44">a</text:span>nything</text:p>
          </table:table-cell>
        </table:table-row>
        <table:table-row>
          <table:table-cell table:style-name="Table1.A2" office:value-type="string">
            <text:p text:style-name="P57">RB, RBR, RBS</text:p>
          </table:table-cell>
          <table:table-cell table:style-name="Table1.A2" office:value-type="string">
            <text:p text:style-name="P57">JJ</text:p>
          </table:table-cell>
          <table:table-cell table:style-name="Table1.C2" office:value-type="string">
            <text:p text:style-name="P57">Not NN nor NNS</text:p>
          </table:table-cell>
        </table:table-row>
        <table:table-row>
          <table:table-cell table:style-name="Table1.A2" office:value-type="string">
            <text:p text:style-name="P57">JJ</text:p>
          </table:table-cell>
          <table:table-cell table:style-name="Table1.A2" office:value-type="string">
            <text:p text:style-name="P57">JJ</text:p>
          </table:table-cell>
          <table:table-cell table:style-name="Table1.C2" office:value-type="string">
            <text:p text:style-name="P57">Not NN nor NNS</text:p>
          </table:table-cell>
        </table:table-row>
        <table:table-row>
          <table:table-cell table:style-name="Table1.A2" office:value-type="string">
            <text:p text:style-name="P57">NN or NNS</text:p>
          </table:table-cell>
          <table:table-cell table:style-name="Table1.A2" office:value-type="string">
            <text:p text:style-name="P57">JJ</text:p>
          </table:table-cell>
          <table:table-cell table:style-name="Table1.C2" office:value-type="string">
            <text:p text:style-name="P57">Not NN nor NNS</text:p>
          </table:table-cell>
        </table:table-row>
        <table:table-row>
          <table:table-cell table:style-name="Table1.A2" office:value-type="string">
            <text:p text:style-name="P57">RB, RBR or RBS</text:p>
          </table:table-cell>
          <table:table-cell table:style-name="Table1.A2" office:value-type="string">
            <text:p text:style-name="P57">VB, VBD, VBN or VBG</text:p>
          </table:table-cell>
          <table:table-cell table:style-name="Table1.C2" office:value-type="string">
            <text:p text:style-name="P57">anything</text:p>
          </table:table-cell>
        </table:table-row>
      </table:table>
      <text:p text:style-name="P56"><text:span text:style-name="T22"><text:s/></text:span></text:p>
      <text:p text:style-name="P34"><text:span text:style-name="T25">For second, third and fourth combination code implements the following logic:</text:span><text:span text:style-name="T24"> if the first word is adjective(JJ) , the word after that is also adjective(JJ) and if the third word is noun </text:span><text:span text:style-name="T26">(NN or NNS) </text:span><text:span text:style-name="T27">then the combination will not be selected.</text:span></text:p>
      <text:p text:style-name="P38"/>
      <text:p text:style-name="P39"><text:span text:style-name="T27">T</text:span><text:span text:style-name="T24">agging class uses Stanford POS tagger jar to tag the tweets.</text:span></text:p>
      <text:p text:style-name="P39"/>
      <text:p text:style-name="P40"><text:span text:style-name="T24">After generating the output file with tagged tweets MainClass calls stemmer class which stems all the words in each tweet to its root word. </text:span><text:span text:style-name="T34">For ex:</text:span><text:span text:style-name="T28"> </text:span><text:span text:style-name="T35">words</text:span><text:span text:style-name="T28"> will be changed to </text:span><text:span text:style-name="T35">word</text:span><text:span text:style-name="T28">.</text:span><text:span text:style-name="T24"> </text:span></text:p>
      <text:p text:style-name="P40"/>
      <text:p text:style-name="P42"><text:span text:style-name="T24">There will be various empty </text:span><text:span text:style-name="T32">Strings in the output of Tagger class as many tweets will not comply to any of the above combinations and thus POS tagger </text:span><text:span text:style-name="T33">would generate few empty Strings.</text:span><text:span text:style-name="T24"> </text:span></text:p>
      <text:p text:style-name="P40"/>
      <text:p text:style-name="P36"><text:span text:style-name="T29">CombineTweetsAndSentiment.</text:span><text:span text:style-name="T30">java</text:span></text:p>
      <text:p text:style-name="P41"><text:span text:style-name="T30">T</text:span><text:span text:style-name="T24">his class </text:span><text:span text:style-name="T31">combines the stemmed tweets and sentiments of each line , if the line is empty then that tweet is not conside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21:58:59.008398173</meta:creation-date>
    <dc:date>2014-12-10T01:02:59.801291046</dc:date>
    <meta:editing-duration>PT2H47M1S</meta:editing-duration>
    <meta:editing-cycles>86</meta:editing-cycles>
    <meta:generator>LibreOffice/4.2.6.3$Linux_X86_64 LibreOffice_project/420m0$Build-3</meta:generator>
    <meta:document-statistic meta:table-count="1" meta:image-count="0" meta:object-count="0" meta:page-count="3" meta:paragraph-count="88" meta:word-count="857" meta:character-count="5304" meta:non-whitespace-character-count="4507"/>
  </office:meta>
</office:document-meta>
</file>